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7.1292in" fo:margin-left="0.0361in" fo:margin-top="0in" fo:margin-bottom="0in" table:align="left" style:writing-mode="lr-tb"/>
    </style:style>
    <style:style style:name="Table2.A" style:family="table-column">
      <style:table-column-properties style:column-width="7.1292in"/>
    </style:style>
    <style:style style:name="Table2.1" style:family="table-row">
      <style:table-row-properties style:min-row-height="0.1931in" fo:keep-together="auto"/>
    </style:style>
    <style:style style:name="Table2.A1" style:family="table-cell">
      <style:table-cell-properties fo:padding-left="0.075in" fo:padding-right="0.075in" fo:padding-top="0in" fo:padding-bottom="0in" fo:border="1pt solid #bfbfbf"/>
    </style:style>
    <style:style style:name="Table2.2" style:family="table-row">
      <style:table-row-properties style:min-row-height="0.6174in" fo:keep-together="auto"/>
    </style:style>
    <style:style style:name="Table2.A2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2.3" style:family="table-row">
      <style:table-row-properties style:min-row-height="0.7674in" fo:keep-together="auto"/>
    </style:style>
    <style:style style:name="Table2.A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2.4" style:family="table-row">
      <style:table-row-properties style:min-row-height="0.0326in" fo:keep-together="auto"/>
    </style:style>
    <style:style style:name="P1" style:family="paragraph" style:parent-style-name="Standard">
      <style:text-properties officeooo:rsid="001eb949" officeooo:paragraph-rsid="001eb949"/>
    </style:style>
    <style:style style:name="P2" style:family="paragraph" style:parent-style-name="Standard">
      <style:text-properties officeooo:rsid="00363715" officeooo:paragraph-rsid="00363715"/>
    </style:style>
    <style:style style:name="P3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paragraph-rsid="003af9c4" style:font-name-asian="Times New Roman" style:font-size-asian="10pt" style:font-name-complex="Calibri1" style:font-size-complex="10pt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rsid="003c4623" officeooo:paragraph-rsid="003c4623" style:font-name-asian="Times New Roman" style:font-size-asian="10pt" style:font-name-complex="Calibri1" style:font-size-complex="10pt"/>
    </style:style>
    <style:style style:name="P5" style:family="paragraph" style:parent-style-name="Standard">
      <style:text-properties officeooo:rsid="00210bc1" officeooo:paragraph-rsid="00210bc1"/>
    </style:style>
    <style:style style:name="P6" style:family="paragraph" style:parent-style-name="Standard">
      <style:text-properties officeooo:paragraph-rsid="003af9c4"/>
    </style:style>
    <style:style style:name="P7" style:family="paragraph" style:parent-style-name="Standard">
      <style:text-properties officeooo:rsid="003b9653" officeooo:paragraph-rsid="003b9653"/>
    </style:style>
    <style:style style:name="P8" style:family="paragraph" style:parent-style-name="Standard">
      <style:text-properties officeooo:rsid="003b9653" officeooo:paragraph-rsid="004824c4"/>
    </style:style>
    <style:style style:name="P9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paragraph-rsid="00501d4b" style:font-name-asian="Times New Roman" style:font-size-asian="10pt" style:font-name-complex="Calibri1" style:font-size-complex="10pt"/>
    </style:style>
    <style:style style:name="P10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7d76a" officeooo:paragraph-rsid="00463db7" style:font-name-asian="Times New Roman" style:font-size-asian="10pt" style:font-name-complex="Calibri1" style:font-size-complex="10pt"/>
    </style:style>
    <style:style style:name="P11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60076f" officeooo:paragraph-rsid="0060076f" style:font-name-asian="Times New Roman" style:font-size-asian="10pt" style:font-name-complex="Calibri1" style:font-size-complex="10pt"/>
    </style:style>
    <style:style style:name="P12" style:family="paragraph" style:parent-style-name="Standard">
      <style:text-properties officeooo:rsid="0060076f" officeooo:paragraph-rsid="0060076f"/>
    </style:style>
    <style:style style:name="P13" style:family="paragraph" style:parent-style-name="Standard" style:list-style-name="L1">
      <style:text-properties officeooo:paragraph-rsid="0062118b"/>
    </style:style>
    <style:style style:name="P14" style:family="paragraph" style:parent-style-name="Standard" style:list-style-name="L1">
      <style:text-properties officeooo:paragraph-rsid="0060c04e"/>
    </style:style>
    <style:style style:name="P15" style:family="paragraph" style:parent-style-name="Standard" style:list-style-name="L1">
      <style:text-properties officeooo:rsid="0060c04e" officeooo:paragraph-rsid="0060c04e"/>
    </style:style>
    <style:style style:name="P16" style:family="paragraph" style:parent-style-name="Standard" style:list-style-name="L2">
      <style:text-properties officeooo:rsid="0060c04e" officeooo:paragraph-rsid="0073611c"/>
    </style:style>
    <style:style style:name="P17" style:family="paragraph" style:parent-style-name="Standard" style:list-style-name="L2">
      <style:text-properties officeooo:rsid="0060c04e" officeooo:paragraph-rsid="007423ca"/>
    </style:style>
    <style:style style:name="P18" style:family="paragraph" style:parent-style-name="Standard" style:list-style-name="L2">
      <style:text-properties officeooo:paragraph-rsid="007423ca"/>
    </style:style>
    <style:style style:name="P19" style:family="paragraph" style:parent-style-name="Standard" style:list-style-name="L2">
      <style:text-properties officeooo:rsid="0062118b" officeooo:paragraph-rsid="0062118b"/>
    </style:style>
    <style:style style:name="P20" style:family="paragraph" style:parent-style-name="Standard" style:list-style-name="L2">
      <style:text-properties officeooo:rsid="0062118b" officeooo:paragraph-rsid="0062cf77"/>
    </style:style>
    <style:style style:name="P21" style:family="paragraph" style:parent-style-name="Standard" style:list-style-name="L2">
      <style:text-properties officeooo:rsid="0062118b" officeooo:paragraph-rsid="007423ca"/>
    </style:style>
    <style:style style:name="P22" style:family="paragraph" style:parent-style-name="Standard" style:list-style-name="L1">
      <style:text-properties officeooo:rsid="0062118b" officeooo:paragraph-rsid="0062cf77"/>
    </style:style>
    <style:style style:name="P23" style:family="paragraph" style:parent-style-name="Standard" style:list-style-name="L1">
      <style:text-properties officeooo:rsid="0062118b" officeooo:paragraph-rsid="0062118b"/>
    </style:style>
    <style:style style:name="P24" style:family="paragraph" style:parent-style-name="Standard" style:list-style-name="L1">
      <style:text-properties officeooo:rsid="0062118b" officeooo:paragraph-rsid="0073611c"/>
    </style:style>
    <style:style style:name="P25" style:family="paragraph" style:parent-style-name="Standard" style:list-style-name="L1">
      <style:text-properties officeooo:rsid="0062118b" officeooo:paragraph-rsid="0060c04e"/>
    </style:style>
    <style:style style:name="P26" style:family="paragraph" style:parent-style-name="Standard" style:list-style-name="L1">
      <style:text-properties officeooo:rsid="0073611c" officeooo:paragraph-rsid="0073611c"/>
    </style:style>
    <style:style style:name="P27" style:family="paragraph" style:parent-style-name="Standard" style:list-style-name="L2">
      <style:text-properties officeooo:rsid="0073611c" officeooo:paragraph-rsid="007423ca"/>
    </style:style>
    <style:style style:name="P28" style:family="paragraph" style:parent-style-name="Standard" style:list-style-name="L2">
      <style:text-properties officeooo:rsid="007423ca" officeooo:paragraph-rsid="007423ca"/>
    </style:style>
    <style:style style:name="T1" style:family="text">
      <style:text-properties officeooo:rsid="003b9653"/>
    </style:style>
    <style:style style:name="T2" style:family="text">
      <style:text-properties officeooo:rsid="004458f0"/>
    </style:style>
    <style:style style:name="T3" style:family="text">
      <style:text-properties officeooo:rsid="005525b5"/>
    </style:style>
    <style:style style:name="T4" style:family="text">
      <style:text-properties officeooo:rsid="00563bbd"/>
    </style:style>
    <style:style style:name="T5" style:family="text">
      <style:text-properties officeooo:rsid="0060076f"/>
    </style:style>
    <style:style style:name="T6" style:family="text">
      <style:text-properties officeooo:rsid="0060c04e"/>
    </style:style>
    <style:style style:name="T7" style:family="text">
      <style:text-properties officeooo:rsid="0062118b"/>
    </style:style>
    <style:style style:name="T8" style:family="text">
      <style:text-properties officeooo:rsid="0062cf77"/>
    </style:style>
    <style:style style:name="T9" style:family="text">
      <style:text-properties officeooo:rsid="006465a0"/>
    </style:style>
    <style:style style:name="T10" style:family="text">
      <style:text-properties officeooo:rsid="0064a66a"/>
    </style:style>
    <style:style style:name="T11" style:family="text">
      <style:text-properties officeooo:rsid="006563ad"/>
    </style:style>
    <style:style style:name="T12" style:family="text">
      <style:text-properties officeooo:rsid="00670dce"/>
    </style:style>
    <style:style style:name="T13" style:family="text">
      <style:text-properties officeooo:rsid="006bb220"/>
    </style:style>
    <style:style style:name="T14" style:family="text">
      <style:text-properties officeooo:rsid="0073611c"/>
    </style:style>
    <style:style style:name="T15" style:family="text">
      <style:text-properties officeooo:rsid="007423ca"/>
    </style:style>
    <style:style style:name="T16" style:family="text">
      <style:text-properties officeooo:rsid="0075bdd4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ory Caddell<text:span text:style-name="T4">S</text:span></text:p>
      <text:p text:style-name="P1">Pseudo-Code <text:span text:style-name="T1">and UML</text:span></text:p>
      <text:p text:style-name="P12">Project</text:p>
      <text:p text:style-name="P1"/>
      <text:p text:style-name="P2">Driver Class <text:span text:style-name="T1">Pseudo-Code</text:span>:</text:p>
      <text:list xml:id="list3752906966" text:style-name="L1">
        <text:list-item>
          <text:p text:style-name="P14"><text:span text:style-name="T6">Display menu </text:span><text:span text:style-name="T16">to establish base line</text:span><text:span text:style-name="T6">:</text:span></text:p>
        </text:list-item>
      </text:list>
      <text:list xml:id="list2801180747" text:style-name="L2">
        <text:list-item>
          <text:list>
            <text:list-item>
              <text:p text:style-name="P19">Quiz</text:p>
            </text:list-item>
            <text:list-item>
              <text:p text:style-name="P19">Homework</text:p>
            </text:list-item>
            <text:list-item>
              <text:p text:style-name="P19">Lab</text:p>
            </text:list-item>
            <text:list-item>
              <text:p text:style-name="P19">Project</text:p>
            </text:list-item>
            <text:list-item>
              <text:p text:style-name="P19">Teamwork</text:p>
            </text:list-item>
            <text:list-item>
              <text:p text:style-name="P20">Topic</text:p>
            </text:list-item>
            <text:list-item>
              <text:p text:style-name="P20">Exit</text:p>
            </text:list-item>
          </text:list>
        </text:list-item>
        <text:list-item>
          <text:p text:style-name="P16">Read user input from keyboard</text:p>
          <text:list>
            <text:list-item>
              <text:p text:style-name="P16">Read input from keyboard – <text:span text:style-name="T7">amount of scores</text:span></text:p>
            </text:list-item>
            <text:list-item>
              <text:p text:style-name="P16">Read input from keyboard – <text:span text:style-name="T15">assignment </text:span><text:span text:style-name="T7">scores</text:span></text:p>
            </text:list-item>
          </text:list>
        </text:list-item>
        <text:list-item>
          <text:p text:style-name="P16">While user input does not equal 0, repeat step <text:span text:style-name="T14">1 and 2.</text:span></text:p>
        </text:list-item>
        <text:list-item>
          <text:p text:style-name="P28">Confirm user input is correct.</text:p>
        </text:list-item>
        <text:list-item>
          <text:p text:style-name="P28">If user input is incorrect, repeat steps 1 -4.</text:p>
        </text:list-item>
        <text:list-item>
          <text:p text:style-name="P18"><text:span text:style-name="T6">Display menu</text:span></text:p>
          <text:list>
            <text:list-item>
              <text:p text:style-name="P18"><text:span text:style-name="T7">Grading One Studen</text:span><text:span text:style-name="T9">t</text:span></text:p>
            </text:list-item>
            <text:list-item>
              <text:p text:style-name="P21">Printing The Grade of One Studen from Input File</text:p>
            </text:list-item>
            <text:list-item>
              <text:p text:style-name="P21">Printing the Grades of <text:span text:style-name="T8">Class</text:span></text:p>
            </text:list-item>
            <text:list-item>
              <text:p text:style-name="P27">Exit</text:p>
            </text:list-item>
          </text:list>
        </text:list-item>
        <text:list-item>
          <text:p text:style-name="P21"><text:span text:style-name="T6">Read input from keyboard</text:span></text:p>
          <text:list>
            <text:list-item>
              <text:p text:style-name="P17">if task 1 is selected:</text:p>
              <text:list>
                <text:list-item>
                  <text:p text:style-name="P21">Read input from keyboard</text:p>
                </text:list-item>
                <text:list-item>
                  <text:p text:style-name="P21">Display Grade</text:p>
                </text:list-item>
                <text:list-item>
                  <text:p text:style-name="P21">Write to file</text:p>
                </text:list-item>
              </text:list>
            </text:list-item>
            <text:list-item>
              <text:p text:style-name="P21">if task 2 is selected</text:p>
              <text:list>
                <text:list-item>
                  <text:p text:style-name="P21">Display student grade from to file to screen</text:p>
                </text:list-item>
              </text:list>
            </text:list-item>
            <text:list-item>
              <text:p text:style-name="P21">if task 3 is selected</text:p>
              <text:list>
                <text:list-item>
                  <text:p text:style-name="P21">Display class grades from file to screen</text:p>
                </text:list-item>
              </text:list>
            </text:list-item>
          </text:list>
        </text:list-item>
        <text:list-item>
          <text:p text:style-name="P21"><text:span text:style-name="T6">While user input does not equal 0, repeat steps </text:span><text:span text:style-name="T14">4 – 5.</text:span></text:p>
        </text:list-item>
      </text:list>
      <text:list xml:id="list131423085041452" text:continue-list="list3752906966" text:style-name="L1">
        <text:list-header>
          <text:p text:style-name="P25"/>
          <text:p text:style-name="P15"/>
        </text:list-header>
      </text:list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<text:span text:style-name="T5">Student</text:span> Class UML:</text:p>
      <text:p text:style-name="P5"/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4">FA2022_<text:span text:style-name="T5">Student</text:span>_Caddell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0">- <text:span text:style-name="T5">courseName:String</text:span></text:p>
            <text:p text:style-name="P10">- <text:span text:style-name="T5">studentName:String</text:span></text:p>
            <text:p text:style-name="P10">- <text:span text:style-name="T5">studentID:String</text:span></text:p>
            <text:p text:style-name="P10">- <text:span text:style-name="T5">extraCreditScore:int</text:span></text:p>
            <text:p text:style-name="P10">- <text:span text:style-name="T5">totalMaxScore:int</text:span></text:p>
            <text:p text:style-name="P10">- <text:span text:style-name="T5">ARRAY_SIZE:int</text:span></text:p>
            <text:p text:style-name="P10">- <text:span text:style-name="T5">assignmentNames:String[ARRAY_SIZE]</text:span></text:p>
            <text:p text:style-name="P10">- <text:span text:style-name="T10">studentScores:int[ARRAY_SIZE]</text:span><text:span text:style-name="T13">[]</text:span></text:p>
            <text:p text:style-name="P10">- <text:span text:style-name="T5">studentScore</text:span><text:span text:style-name="T12">s</text:span><text:span text:style-name="T5">String:String[ARRAY_SIZE]</text:span></text:p>
          </table:table-cell>
        </table:table-row>
        <table:table-row table:style-name="Table2.3">
          <table:table-cell table:style-name="Table2.A3" office:value-type="string">
            <text:p text:style-name="P9">+ FA2022_<text:span text:style-name="T3">Product</text:span>_Caddell()<text:line-break/>+ FA2022_<text:span text:style-name="T3">Product</text:span>_Caddell(<text:span text:style-name="T5">cn:String, sn:String, id:String, ex:int, an:</text:span><text:span text:style-name="T11">String</text:span><text:span text:style-name="T5">[], ss:int[]</text:span><text:span text:style-name="T13">[]</text:span><text:span text:style-name="T5">, <text:s text:c="2"/></text:span><text:span text:style-name="T12">ss</text:span><text:span text:style-name="T11">s:String[]</text:span><text:span text:style-name="T3">)</text:span></text:p>
            <text:p text:style-name="P9"><text:span text:style-name="T5">+ calcTotalMaxScore():</text:span><text:span text:style-name="T12">void</text:span><text:line-break/><text:span text:style-name="T5">+ calcTotalStudentScores():</text:span><text:span text:style-name="T12">void</text:span></text:p>
            <text:p text:style-name="P11">+ calcNumericGrade():float</text:p>
            <text:p text:style-name="P11">+ calcLetterGrade():char</text:p>
            <text:p text:style-name="P11">+ toFile():String</text:p>
            <text:p text:style-name="P11">+ shortOutput():String</text:p>
            <text:p text:style-name="P11">+ toString():String</text:p>
          </table:table-cell>
        </table:table-row>
        <table:table-row table:style-name="Table2.4">
          <table:table-cell table:style-name="Table2.A2" office:value-type="string">
            <text:p text:style-name="P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09:56:52.182184304</meta:creation-date>
    <meta:generator>LibreOffice/7.3.6.2$Linux_X86_64 LibreOffice_project/30$Build-2</meta:generator>
    <dc:date>2022-11-09T13:14:22.819451206</dc:date>
    <meta:editing-duration>P3DT13H25M18S</meta:editing-duration>
    <meta:editing-cycles>31</meta:editing-cycles>
    <meta:document-statistic meta:table-count="1" meta:image-count="0" meta:object-count="0" meta:page-count="2" meta:paragraph-count="51" meta:word-count="215" meta:character-count="1388" meta:non-whitespace-character-count="1248"/>
  </office:meta>
</office:document-meta>
</file>